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4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845cm" svg:height="1.845cm" svg:x="10.655cm" svg:y="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4T09:14:09.449000000</meta:creation-date>
    <dc:date>2022-10-04T09:15:43.217000000</dc:date>
    <meta:editing-duration>PT1M35S</meta:editing-duration>
    <meta:editing-cycles>1</meta:editing-cycles>
    <meta:document-statistic meta:object-count="24"/>
    <meta:generator>LibreOfficeDev/7.5.0.0.alpha0$Windows_X86_64 LibreOffice_project/3aff88ae021c571b6e218f6e2a0f62728bb86394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est</text:p>
    </office:tex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